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language="uk" fo:country="UA" officeooo:rsid="001fa503" officeooo:paragraph-rsid="001fa5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6T11:14:03.971521340</meta:creation-date>
    <dc:date>2022-10-26T20:24:36.263024390</dc:date>
    <meta:editing-duration>PT2M2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